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8.7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 table:number-columns-spanned="5" table:number-rows-spanned="1">
            <text:p>CRONOGRAMA DE DESARROLLO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 table:number-columns-spanned="3" table:number-rows-spanned="1">
            <text:p>Estudiar documentación referida:</text:p>
          </table:table-cell>
          <table:covered-table-cell table:number-columns-repeated="2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Aprender a generar poses de agarre 6-DOF con conciencia de accesibilidad</text:p>
          </table:table-cell>
          <table:covered-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Planificación eficiente de agarres de contacto de área no plana suave utilizando conos de fricción 6D</text:p>
          </table:table-cell>
          <table:covered-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 table:number-columns-spanned="4" table:number-rows-spanned="1">
            <text:p>Generar el spawn del tornillo y de la tuerca en Gazebo</text:p>
          </table:table-cell>
          <table:covered-table-cell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Validar sujeción del tornillo y de la tuerca con el robot Phantom X pincher</text:p>
          </table:table-cell>
          <table:table-cell table:number-columns-repeated="7"/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20:38:34.1762344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9:18:42.753990114</meta:creation-date>
    <dc:date>2020-11-17T20:40:39.924228533</dc:date>
    <meta:editing-duration>PT1H39M30S</meta:editing-duration>
    <meta:editing-cycles>4</meta:editing-cycles>
    <meta:generator>LibreOffice/6.0.7.3$Linux_X86_64 LibreOffice_project/00m0$Build-3</meta:generator>
    <meta:document-statistic meta:table-count="1" meta:cell-count="8" meta:object-count="0"/>
  </office:meta>
</office:document-meta>
</file>